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Roboto Mono" svg:font-family="'Roboto Mono', monospace"/>
    <style:font-face style:name="SFMono-Regular" svg:font-family="SFMono-Regular, Consolas, 'Liberation Mono', Menlo, Courier, monospace"/>
    <style:font-face style:name="arial" svg:font-family="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951cm"/>
    </style:style>
    <style:style style:name="Table1.B" style:family="table-column">
      <style:table-column-properties style:column-width="11.049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0000019073486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3" style:family="paragraph" style:parent-style-name="Preformatted_20_Text">
      <style:text-properties fo:color="#000000" style:font-name="DejaVu Sans Mono" fo:font-size="9.80000019073486pt" officeooo:rsid="0015129b" officeooo:paragraph-rsid="0015129b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5728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9.80000019073486pt" fo:font-style="italic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fo:font-style="italic"/>
    </style:style>
    <style:style style:name="P9" style:family="paragraph" style:parent-style-name="Standard">
      <style:text-properties officeooo:rsid="0014445c" officeooo:paragraph-rsid="0014445c"/>
    </style:style>
    <style:style style:name="P10" style:family="paragraph" style:parent-style-name="Standard">
      <style:text-properties officeooo:rsid="00146cd1" officeooo:paragraph-rsid="00146cd1"/>
    </style:style>
    <style:style style:name="P11" style:family="paragraph" style:parent-style-name="Standard">
      <style:text-properties officeooo:rsid="0015129b" officeooo:paragraph-rsid="0015129b"/>
    </style:style>
    <style:style style:name="P1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ext_20_body">
      <style:text-properties officeooo:rsid="0014445c" officeooo:paragraph-rsid="0014445c"/>
    </style:style>
    <style:style style:name="P15" style:family="paragraph" style:parent-style-name="Text_20_body">
      <style:paragraph-properties fo:margin-left="0cm" fo:margin-right="0cm" fo:margin-top="0cm" fo:margin-bottom="0.688cm" loext:contextual-spacing="false" fo:line-height="137%" fo:text-align="start" style:justify-single-word="false" fo:orphans="2" fo:widows="2" fo:text-indent="0cm" style:auto-text-indent="false"/>
      <style:text-properties style:font-name="arial" fo:font-size="12pt" fo:language="en" fo:country="IN" loext:padding="0cm" loext:border="none"/>
    </style:style>
    <style:style style:name="P16" style:family="paragraph" style:parent-style-name="Heading_20_1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fo:background-color="#efefef"/>
    </style:style>
    <style:style style:name="T1" style:family="text">
      <style:text-properties fo:font-weight="bold"/>
    </style:style>
    <style:style style:name="T2" style:family="text">
      <style:text-properties fo:color="#8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size="9.80000019073486pt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fo:font-weight="bold" fo:background-color="#efefef" loext:char-shading-value="0"/>
    </style:style>
    <style:style style:name="T7" style:family="text">
      <style:text-properties fo:color="#000080" style:font-name="DejaVu Sans Mono" fo:font-size="9.80000019073486pt" fo:font-weight="bold"/>
    </style:style>
    <style:style style:name="T8" style:family="text">
      <style:text-properties fo:color="#000080" style:font-name="DejaVu Sans Mono" fo:font-size="9.80000019073486pt" fo:font-weight="bold" fo:background-color="#efefef" loext:char-shading-value="0"/>
    </style:style>
    <style:style style:name="T9" style:family="text">
      <style:text-properties style:font-name="DejaVu Sans Mono" fo:font-size="9.80000019073486pt"/>
    </style:style>
    <style:style style:name="T10" style:family="text">
      <style:text-properties style:font-name="DejaVu Sans Mono" fo:font-size="9.80000019073486pt" fo:font-style="italic"/>
    </style:style>
    <style:style style:name="T11" style:family="text">
      <style:text-properties style:font-name="DejaVu Sans Mono" fo:font-size="9.80000019073486pt" fo:background-color="#efefef" loext:char-shading-value="0"/>
    </style:style>
    <style:style style:name="T12" style:family="text">
      <style:text-properties style:font-name="DejaVu Sans Mono" fo:font-size="9.80000019073486pt" officeooo:rsid="00157280" fo:background-color="#efefef" loext:char-shading-value="0"/>
    </style:style>
    <style:style style:name="T13" style:family="text">
      <style:text-properties fo:color="#660e7a" style:font-name="DejaVu Sans Mono" fo:font-size="9.80000019073486pt" fo:font-weight="bold"/>
    </style:style>
    <style:style style:name="T14" style:family="text">
      <style:text-properties officeooo:rsid="00157280"/>
    </style:style>
    <style:style style:name="T15" style:family="text">
      <style:text-properties fo:font-variant="normal" fo:text-transform="none" fo:color="#3b78e7" style:font-name="Roboto Mono" fo:font-size="10.5pt" fo:letter-spacing="normal" fo:font-style="normal" fo:font-weight="normal" fo:background-color="#efefef" loext:char-shading-value="0" loext:padding="0cm" loext:border="none"/>
    </style:style>
    <style:style style:name="T16" style:family="text">
      <style:text-properties fo:font-variant="normal" fo:text-transform="none" fo:color="#3b78e7" style:font-name="Roboto Mono" fo:font-size="10.5pt" fo:letter-spacing="normal" fo:font-style="normal" fo:font-weight="normal" officeooo:rsid="00157280" fo:background-color="#efefef" loext:char-shading-value="0" loext:padding="0cm" loext:border="none"/>
    </style:style>
    <style:style style:name="T17" style:family="text">
      <style:text-properties fo:font-variant="normal" fo:text-transform="none" fo:color="#3b78e7" style:font-name="Roboto Mono" fo:font-size="10.5pt" fo:letter-spacing="normal" fo:font-style="normal" fo:font-weight="normal" officeooo:rsid="0015c6e4" fo:background-color="#efefef" loext:char-shading-value="0" loext:padding="0cm" loext:border="none"/>
    </style:style>
    <style:style style:name="T18" style:family="text">
      <style:text-properties fo:background-color="#efefef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<text:s text:c="7"/>@RequestMapping("/display")</text:p>
      <text:p text:style-name="P1">// <text:s text:c="7"/>public String display(Model model) {</text:p>
      <text:p text:style-name="P1">// <text:s text:c="11"/>model.addAttribute("khan");</text:p>
      <text:p text:style-name="P1">// <text:s text:c="11"/>return "index";</text:p>
      <text:p text:style-name="P1">// <text:s text:c="3"/>}</text:p>
      <text:p text:style-name="P1">// <text:s text:c="3"/>public String display()</text:p>
      <text:p text:style-name="P1">// <text:s text:c="3"/>{</text:p>
      <text:p text:style-name="P1">// <text:s text:c="7"/>return "index";</text:p>
      <text:p text:style-name="P6">// <text:s text:c="3"/>}</text:p>
      <text:p text:style-name="Standard">/////////////////////////////////////////////////////////////////////////////////////</text:p>
      <text:p text:style-name="Standard"/>
      <text:p text:style-name="Standard"/>
      <text:p text:style-name="Standard"><text:a xlink:type="simple" xlink:href="https://github.com/sandeepg98?tab=repositories" text:style-name="Internet_20_link" text:visited-style-name="Visited_20_Internet_20_Link">https://github.com/sandeepg98?tab=repositories</text:a></text:p>
      <text:p text:style-name="Standard"/>
      <text:p text:style-name="P1">//@Controller</text:p>
      <text:p text:style-name="P1">//public class UserController {</text:p>
      <text:p text:style-name="P1">//</text:p>
      <text:p text:style-name="P1">// <text:s text:c="3"/>public UserController() {</text:p>
      <text:p text:style-name="P1">// <text:s text:c="7"/>System.out.println("so");</text:p>
      <text:p text:style-name="P1">//</text:p>
      <text:p text:style-name="P1">// <text:s text:c="3"/>}</text:p>
      <text:p text:style-name="P1">// <text:s text:c="3"/>@RequestMapping("/")</text:p>
      <text:p text:style-name="P1">// <text:s text:c="3"/>public String welcome(Model model)</text:p>
      <text:p text:style-name="P1">// <text:s text:c="3"/>{</text:p>
      <text:p text:style-name="P1">// <text:s text:c="7"/>System.out.println('y');</text:p>
      <text:p text:style-name="P1">// <text:s text:c="7"/>User user = new User();</text:p>
      <text:p text:style-name="P1">// <text:s text:c="7"/>user.setName("Sidrah");</text:p>
      <text:p text:style-name="P1">// <text:s text:c="7"/>String name=user.getName();</text:p>
      <text:p text:style-name="P1">// <text:s text:c="7"/>model.addAttribute("print",name);</text:p>
      <text:p text:style-name="P1">// <text:s text:c="7"/>return "index";</text:p>
      <text:p text:style-name="P1">// <text:s text:c="3"/>}</text:p>
      <text:p text:style-name="P6">//}</text:p>
      <text:p text:style-name="P6"/>
      <text:p text:style-name="P8"><text:bookmark-start text:name="__DdeLink__79_345254060"/><text:span text:style-name="T2">@RequestMapping</text:span>(value = <text:span text:style-name="T3">"/saveNote"</text:span>)</text:p>
      <text:p text:style-name="P2"><text:span text:style-name="T5">public </text:span>String addNotes(<text:span text:style-name="T2">@RequestParam</text:span>(value = <text:span text:style-name="T3">"noteId"</text:span>) <text:span text:style-name="T5">int </text:span>id, <text:span text:style-name="T2">@RequestParam</text:span>(value = <text:span text:style-name="T3">"noteTitle"</text:span>) String noteTitle, <text:span text:style-name="T2">@RequestParam</text:span>(value = <text:span text:style-name="T3">"noteContent"</text:span>) String noteContent, <text:span text:style-name="T2">@RequestParam</text:span>(value = <text:span text:style-name="T3">"noteStatus"</text:span>) String noteStatus, ModelMap modalMap) {</text:p>
      <text:p text:style-name="P4"><text:s text:c="3"/><text:span text:style-name="T7">if</text:span><text:span text:style-name="T9">(!</text:span><text:span text:style-name="T13">noteRepository</text:span><text:span text:style-name="T9">.exists(id)) {</text:span></text:p>
      <text:p text:style-name="P4"><text:s text:c="6"/><text:span text:style-name="T9">Note note = </text:span><text:span text:style-name="T7">new </text:span><text:span text:style-name="T9">Note();</text:span></text:p>
      <text:p text:style-name="P4"><text:s text:c="6"/><text:span text:style-name="T9">note.setNoteId(id);</text:span></text:p>
      <text:p text:style-name="P4"><text:s text:c="6"/><text:span text:style-name="T9">note.setNoteTitle(noteTitle);</text:span></text:p>
      <text:p text:style-name="P4"><text:s text:c="6"/><text:span text:style-name="T9">note.setNoteContent(noteContent);</text:span></text:p>
      <text:p text:style-name="P4"><text:s text:c="6"/><text:span text:style-name="T9">note.setNoteStatus(noteStatus);</text:span></text:p>
      <text:p text:style-name="P4"><text:s text:c="6"/><text:span text:style-name="T9">LocalDateTime today = LocalDateTime.</text:span><text:span text:style-name="T10">now</text:span><text:span text:style-name="T9">();</text:span></text:p>
      <text:p text:style-name="P4"><text:s text:c="6"/><text:span text:style-name="T9">note.setCreatedAt(today);</text:span></text:p>
      <text:p text:style-name="P4"><text:s text:c="6"/><text:span text:style-name="T13">noteRepository</text:span><text:span text:style-name="T9">.addNote(note);</text:span></text:p>
      <text:p text:style-name="P4"><text:s text:c="3"/><text:span text:style-name="T9">}</text:span></text:p>
      <text:p text:style-name="P4"><text:s text:c="3"/><text:span text:style-name="T7">else </text:span><text:span text:style-name="T9">{</text:span></text:p>
      <text:p text:style-name="P4"><text:s text:c="6"/><text:span text:style-name="T9">modalMap.addAttribute(</text:span><text:span text:style-name="T4">"error"</text:span><text:span text:style-name="T9">,</text:span><text:span text:style-name="T4">"Note Id <text:s/>already exists"</text:span><text:span text:style-name="T9">);</text:span></text:p>
      <text:p text:style-name="P4"><text:s text:c="3"/><text:span text:style-name="T9">}</text:span></text:p>
      <text:p text:style-name="P4"><text:s text:c="3"/><text:span text:style-name="T9">List&lt;Note&gt; list = </text:span><text:span text:style-name="T13">noteRepository</text:span><text:span text:style-name="T9">.getAllNotes();</text:span></text:p>
      <text:p text:style-name="P4"><text:s text:c="3"/><text:span text:style-name="T9">modalMap.addAttribute(</text:span><text:span text:style-name="T4">"list"</text:span><text:span text:style-name="T9">,list);</text:span></text:p>
      <text:p text:style-name="P4"><text:s text:c="3"/><text:span text:style-name="T7">return </text:span><text:span text:style-name="T4">"index"</text:span><text:span text:style-name="T9">;</text:span></text:p>
      <text:p text:style-name="P7">}<text:bookmark-end text:name="__DdeLink__79_345254060"/></text:p>
      <text:p text:style-name="P6"><text:soft-page-break/></text:p>
      <text:p text:style-name="P8">&lt;a href="/deleteNote?noteId=${noteVar.noteId}"&gt;</text:p>
      <text:p text:style-name="P7">&lt;button&gt;delete&lt;/button&gt;&lt;/a&gt;</text:p>
      <text:p text:style-name="P6"/>
      <text:p text:style-name="P6">// <text:s text:c="4"/>public RedirectView deleteNotes(@RequestParam("noteId") int noteId ) {</text:p>
      <text:p text:style-name="P1">//</text:p>
      <text:p text:style-name="P1">//noteRepository.deleteNote(noteId);</text:p>
      <text:p text:style-name="P6">//return "redirect:/";</text:p>
      <text:p text:style-name="P6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bookmark text:name="L94"/></text:p>
          </table:table-cell>
          <table:table-cell table:style-name="Table1.B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><text:bookmark text:name="LC94"/></text:p>
          </table:table-cell>
          <table:table-cell table:style-name="Table1.A1" office:value-type="string">
            <text:p text:style-name="P12"><text:bookmark text:name="L95"/></text:p>
          </table:table-cell>
        </table:table-row>
        <table:table-row>
          <table:table-cell table:style-name="Table1.A1" office:value-type="string">
            <text:p text:style-name="P13"><text:bookmark text:name="LC95"/></text:p>
          </table:table-cell>
          <table:table-cell table:style-name="Table1.A1" office:value-type="string">
            <text:p text:style-name="P12"><text:bookmark text:name="L96"/></text:p>
          </table:table-cell>
        </table:table-row>
        <table:table-row>
          <table:table-cell table:style-name="Table1.A1" office:value-type="string">
            <text:p text:style-name="P13"><text:bookmark text:name="LC96"/></text:p>
          </table:table-cell>
          <table:table-cell table:style-name="Table1.A1" office:value-type="string">
            <text:p text:style-name="P12"><text:bookmark text:name="L97"/></text:p>
          </table:table-cell>
        </table:table-row>
        <table:table-row>
          <table:table-cell table:style-name="Table1.A1" office:value-type="string">
            <text:p text:style-name="P13"><text:bookmark text:name="LC97"/></text:p>
          </table:table-cell>
          <table:table-cell table:style-name="Table1.A1" office:value-type="string">
            <text:p text:style-name="P12"><text:bookmark text:name="L98"/></text:p>
          </table:table-cell>
        </table:table-row>
        <table:table-row>
          <table:table-cell table:style-name="Table1.A1" office:value-type="string">
            <text:p text:style-name="P13"><text:bookmark text:name="LC98"/></text:p>
          </table:table-cell>
          <table:table-cell table:style-name="Table1.A1" office:value-type="string">
            <text:p text:style-name="P12"><text:bookmark text:name="L99"/></text:p>
          </table:table-cell>
        </table:table-row>
        <table:table-row>
          <table:table-cell table:style-name="Table1.A1" office:value-type="string">
            <text:p text:style-name="P13"><text:bookmark text:name="LC99"/></text:p>
          </table:table-cell>
          <table:table-cell table:style-name="Table1.A1" office:value-type="string">
            <text:p text:style-name="P12"><text:tab/><text:tab/></text:p>
          </table:table-cell>
        </table:table-row>
      </table:table>
      <text:p text:style-name="Standard"/>
      <text:p text:style-name="Standard"/>
      <text:p text:style-name="P9">Class path defalut location</text:p>
      <text:p text:style-name="P9"/>
      <text:p text:style-name="P14"/>
      <text:section text:style-name="Sect1" text:name="ires">
        <text:section text:style-name="Sect1" text:name="rso">
          <text:p text:style-name="P15"><draw:frame draw:style-name="fr1" draw:name="Frame2" text:anchor-type="char" svg:width="0.041cm" draw:z-index="1"><draw:text-box fo:min-height="0.041cm"><text:h text:style-name="Heading_20_2" text:outline-level="2">Featured snippet from the web</text:h></draw:text-box></draw:frame><text:span text:style-name="T1">EAR</text:span> (Enterprise Application aRchive) is a <text:span text:style-name="T1">file</text:span> format used by Java EE for packaging one or more modules into a single archive so that the deployment of the various modules onto an application server happens simultaneously and coherently. ... Ant, Maven, or Gradle can be used to build <text:span text:style-name="T1">EAR files</text:span>.</text:p>
        </text:section>
      </text:section>
      <text:p text:style-name="P14"><draw:frame draw:style-name="fr1" draw:name="Frame1" text:anchor-type="char" svg:width="0.041cm" draw:z-index="0"><draw:text-box fo:min-height="0.041cm"><text:h text:style-name="P16" text:outline-level="1"><text:line-break/>Search Results</text:h></draw:text-box></draw:frame>War jar and ear files</text:p>
      <text:p text:style-name="P14"/>
      <text:p text:style-name="P9">War files cannot be ececuted..we need tomcat server</text:p>
      <text:p text:style-name="P9"/>
      <text:p text:style-name="P9"/>
      <text:p text:style-name="P9">webapp</text:p>
      <text:p text:style-name="P9"/>
      <text:p text:style-name="P9"/>
      <text:p text:style-name="P10">Q. <text:s text:c="4"/>where can u find the contents of target folder?</text:p>
      <text:p text:style-name="P10"/>
      <text:p text:style-name="P11">Q. <text:s text:c="4"/>what happens if we change the src name?</text:p>
      <text:p text:style-name="P11"><text:tab/></text:p>
      <text:p text:style-name="P11"/>
      <text:p text:style-name="P11"/>
      <text:p text:style-name="P11">Q. <text:s text:c="3"/><text:span text:style-name="T14">web.xml</text:span></text:p>
      <text:p text:style-name="P11"><text:soft-page-break/></text:p>
      <text:p text:style-name="P11"/>
      <text:p text:style-name="P3"><text:span text:style-name="T18">&lt;</text:span><text:span text:style-name="T6">servlet</text:span><text:span text:style-name="T18">&gt;</text:span></text:p>
      <text:p text:style-name="P4"><text:s text:c="3"/><text:span text:style-name="T11">&lt;</text:span><text:span text:style-name="T8">servlet-name</text:span><text:span text:style-name="T11">&gt;</text:span><text:span text:style-name="T9">dispatcher</text:span><text:span text:style-name="T11">&lt;/</text:span><text:span text:style-name="T8">servlet-name</text:span><text:span text:style-name="T11">&gt;</text:span></text:p>
      <text:p text:style-name="P4"><text:s text:c="3"/><text:span text:style-name="T11">&lt;</text:span><text:span text:style-name="T8">servlet-class</text:span><text:span text:style-name="T11">&gt;</text:span><text:span text:style-name="T9">org.springframework.web.servlet.DispatcherServlet</text:span><text:span text:style-name="T11">&lt;/</text:span><text:span text:style-name="T8">servlet-class</text:span><text:span text:style-name="T11">&gt; <text:s text:c="2"/></text:span><text:span text:style-name="T12">type of dispatcher aervlet</text:span></text:p>
      <text:p text:style-name="P2"><text:span text:style-name="T18">&lt;/</text:span><text:span text:style-name="T6">servlet</text:span><text:span text:style-name="T18">&gt;</text:span></text:p>
      <text:p text:style-name="P2"><text:span text:style-name="T18">&lt;</text:span><text:span text:style-name="T6">servlet-mapping</text:span><text:span text:style-name="T18">&gt;</text:span></text:p>
      <text:p text:style-name="P4"><text:s text:c="3"/><text:span text:style-name="T11">&lt;</text:span><text:span text:style-name="T8">servlet-name</text:span><text:span text:style-name="T11">&gt;</text:span><text:span text:style-name="T9">dispatcher</text:span><text:span text:style-name="T11">&lt;/</text:span><text:span text:style-name="T8">servlet-name</text:span><text:span text:style-name="T11">&gt;</text:span></text:p>
      <text:p text:style-name="P5"><text:s text:c="3"/><text:span text:style-name="T11">&lt;</text:span><text:span text:style-name="T8">url-pattern</text:span><text:span text:style-name="T11">&gt;</text:span><text:span text:style-name="T9">/</text:span><text:span text:style-name="T11">&lt;/</text:span><text:span text:style-name="T8">url-pattern</text:span><text:span text:style-name="T11">&gt; <text:s text:c="2"/></text:span><text:span text:style-name="Source_20_Text"><text:span text:style-name="T15"><text:s/></text:span></text:span><text:span text:style-name="Source_20_Text"><text:span text:style-name="T16">it</text:span></text:span><text:span text:style-name="Source_20_Text"><text:span text:style-name="T15"> </text:span></text:span><text:span text:style-name="Source_20_Text"><text:span text:style-name="T16">handles all requests </text:span></text:span><text:span text:style-name="Source_20_Text"><text:span text:style-name="T17">ending </text:span></text:span><text:span text:style-name="Source_20_Text"><text:span text:style-name="T16">with /</text:span></text:span></text:p>
      <text:p text:style-name="P7"><text:span text:style-name="T18">&lt;/</text:span><text:span text:style-name="T6">servlet-mapping</text:span><text:span text:style-name="T18">&gt;</text:span></text:p>
      <text:p text:style-name="P17"/>
      <text:p text:style-name="P17"/>
      <text:p text:style-name="P11"/>
      <text:p text:style-name="P3">&lt;%@ page language="java" contentType="text/html; charset=UTF-8"</text:p>
      <text:p text:style-name="P4"><text:s text:c="3"/><text:span text:style-name="T9">pageEncoding="UTF-8" isELIgnored="false"%&gt;</text:span></text:p>
      <text:p text:style-name="P2">&lt;!DOCTYPE html PUBLIC "-//W3C//DTD HTML 4.01 Transitional//EN" "http://www.w3.org/TR/html4/loose.dtd"&gt;</text:p>
      <text:p text:style-name="P2">&lt;html&gt;</text:p>
      <text:p text:style-name="P2">&lt;head&gt;</text:p>
      <text:p text:style-name="P2">&lt;meta http-equiv="Content-Type" content="text/html; charset=UTF-8"&gt;</text:p>
      <text:p text:style-name="P2">&lt;title&gt;KeepNote&lt;/title&gt;</text:p>
      <text:p text:style-name="P2">&lt;%@ taglib uri="http://java.sun.com/jsp/jstl/core" prefix="c" %&gt;</text:p>
      <text:p text:style-name="P2">&lt;%@ taglib uri="http://java.sun.com/jsp/jstl/functions" prefix="fn" %&gt;</text:p>
      <text:p text:style-name="P2">&lt;/head&gt;</text:p>
      <text:p text:style-name="P2">&lt;body&gt;</text:p>
      <text:p text:style-name="P4"><text:s text:c="3"/><text:span text:style-name="T9">&lt;!-- Create a form which will have text boxes for Note ID, title, content and status along with a Send</text:span></text:p>
      <text:p text:style-name="P4"><text:s text:c="7"/><text:span text:style-name="T9">button. Handle errors like empty fields --&gt;</text:span></text:p>
      <text:p text:style-name="P2">&lt;form action = "saveNote" id="form" method = "post"&gt;</text:p>
      <text:p text:style-name="P2"><text:bookmark-start text:name="__DdeLink__87_345254060"/>&lt;center&gt;</text:p>
      <text:p text:style-name="P2">&lt;table&gt;</text:p>
      <text:p text:style-name="P2">&lt;tr&gt;</text:p>
      <text:p text:style-name="P2">&lt;td&gt;</text:p>
      <text:p text:style-name="P2">&lt;label&gt;Note Id: &lt;/label&gt;&lt;/td&gt;</text:p>
      <text:p text:style-name="P2">&lt;td&gt;&lt;input type="Integer" name="noteId"&gt; &lt;/td&gt;</text:p>
      <text:p text:style-name="P2">&lt;/tr&gt;</text:p>
      <text:p text:style-name="P2">&lt;br&gt;</text:p>
      <text:p text:style-name="P2">&lt;br&gt;</text:p>
      <text:p text:style-name="P2">&lt;tr&gt;</text:p>
      <text:p text:style-name="P2">&lt;td&gt;&lt;label&gt;title: &lt;/label&gt;&lt;/td&gt;</text:p>
      <text:p text:style-name="P2">&lt;td&gt;&lt;input type="text" name="noteTitle"&gt;&lt;td&gt;</text:p>
      <text:p text:style-name="P2">&lt;/tr&gt;</text:p>
      <text:p text:style-name="P2">&lt;br&gt;</text:p>
      <text:p text:style-name="P2">&lt;br&gt;</text:p>
      <text:p text:style-name="P2">&lt;tr&gt;</text:p>
      <text:p text:style-name="P2">&lt;td&gt;</text:p>
      <text:p text:style-name="P2">&lt;label&gt;content: &lt;/label&gt;&lt;/td&gt;</text:p>
      <text:p text:style-name="P2">&lt;td&gt;&lt;input type="text" name="noteContent"&gt;&lt;/td&gt;&lt;/tr&gt;</text:p>
      <text:p text:style-name="P2">&lt;br&gt;</text:p>
      <text:p text:style-name="P2">&lt;br&gt;</text:p>
      <text:p text:style-name="P2">&lt;tr&gt;</text:p>
      <text:p text:style-name="P2">&lt;td&gt;</text:p>
      <text:p text:style-name="P2">&lt;label&gt;status: &lt;/label&gt;&lt;/td&gt;</text:p>
      <text:p text:style-name="P2">&lt;td&gt;&lt;input type="text" name="noteStatus"&gt;&lt;/td&gt;&lt;/tr&gt;</text:p>
      <text:p text:style-name="P2">&lt;br&gt;</text:p>
      <text:p text:style-name="P2">&lt;br&gt;</text:p>
      <text:p text:style-name="P2">&lt;tr&gt;&lt;td&gt;</text:p>
      <text:p text:style-name="P2">&lt;button type="submit"&gt;Submit&lt;/button&gt;&lt;/td&gt;&lt;/tr&gt;</text:p>
      <text:p text:style-name="P2"><text:soft-page-break/>&lt;/table&gt;</text:p>
      <text:p text:style-name="P2">&lt;/center&gt;<text:bookmark-end text:name="__DdeLink__87_345254060"/></text:p>
      <text:p text:style-name="P2">&lt;/form&gt;</text:p>
      <text:p text:style-name="P4"><text:s text:c="3"/><text:span text:style-name="T9">&lt;!-- display all existing notes in a tabular structure with Id, Title,Content,Status, Created Date and Action --&gt;</text:span></text:p>
      <text:p text:style-name="P4"><text:s text:c="4"/><text:span text:style-name="T9">&lt;c:if test = "${list.size() &gt; 0}"&gt;</text:span></text:p>
      <text:p text:style-name="P4"><text:s text:c="4"/><text:span text:style-name="T9">&lt;center&gt;</text:span></text:p>
      <text:p text:style-name="P4"><text:s text:c="3"/><text:span text:style-name="T9">&lt;table id="table"&gt;</text:span></text:p>
      <text:p text:style-name="P4"><text:s text:c="8"/><text:span text:style-name="T9">&lt;tbody&gt;</text:span></text:p>
      <text:p text:style-name="P4"><text:s text:c="12"/><text:span text:style-name="T9">&lt;tr&gt;&lt;th&gt;ID&lt;/th&gt;&lt;th&gt;Title&lt;/th&gt;&lt;th&gt;Content&lt;/th&gt;</text:span></text:p>
      <text:p text:style-name="P4"><text:s text:c="12"/><text:span text:style-name="T9">&lt;th&gt;Status&lt;/th&gt;&lt;th&gt;Create At&lt;/th&gt;</text:span></text:p>
      <text:p text:style-name="P4"><text:s text:c="12"/><text:span text:style-name="T9">&lt;/tr&gt;</text:span></text:p>
      <text:p text:style-name="P4"><text:s text:c="13"/><text:span text:style-name="T9">&lt;c:forEach items="${list}" var="noteVar"&gt;</text:span></text:p>
      <text:p text:style-name="P4"><text:s text:c="15"/><text:span text:style-name="T9">&lt;tr&gt;</text:span></text:p>
      <text:p text:style-name="P4"><text:s text:c="20"/><text:span text:style-name="T9">&lt;td&gt;${noteVar.noteId}&lt;/td&gt;</text:span></text:p>
      <text:p text:style-name="P4"><text:s text:c="19"/><text:span text:style-name="T9">&lt;td&gt;${noteVar.noteTitle}&lt;/td&gt;</text:span></text:p>
      <text:p text:style-name="P4"><text:s text:c="19"/><text:span text:style-name="T9">&lt;td&gt;${noteVar.noteContent}&lt;/td&gt;</text:span></text:p>
      <text:p text:style-name="P4"><text:s text:c="19"/><text:span text:style-name="T9">&lt;td&gt;${noteVar.noteStatus}&lt;/td&gt;</text:span></text:p>
      <text:p text:style-name="P4"><text:s text:c="19"/><text:span text:style-name="T9">&lt;td&gt;${noteVar.createdAt}</text:span></text:p>
      <text:p text:style-name="P4"><text:s text:c="19"/><text:span text:style-name="T9">&lt;a href="/deleteNote?noteId=${noteVar.noteId}"&gt;</text:span></text:p>
      <text:p text:style-name="P4"><text:s text:c="19"/><text:span text:style-name="T9">&lt;button&gt;delete&lt;/button&gt;&lt;/a&gt;</text:span></text:p>
      <text:p text:style-name="P4"><text:s text:c="19"/><text:span text:style-name="T9">&lt;/td&gt;</text:span></text:p>
      <text:p text:style-name="P4"><text:s text:c="15"/><text:span text:style-name="T9">&lt;/tr&gt;</text:span></text:p>
      <text:p text:style-name="P4"><text:s text:c="10"/><text:span text:style-name="T9">&lt;/c:forEach&gt;</text:span></text:p>
      <text:p text:style-name="P4"><text:s text:c="8"/><text:span text:style-name="T9">&lt;/tbody&gt;</text:span></text:p>
      <text:p text:style-name="P4"><text:s text:c="4"/><text:span text:style-name="T9">&lt;/table&gt;</text:span></text:p>
      <text:p text:style-name="P4"><text:s text:c="4"/><text:span text:style-name="T9">&lt;/center&gt;</text:span></text:p>
      <text:p text:style-name="P4"><text:s text:c="4"/><text:span text:style-name="T9">&lt;/c:if&gt;</text:span></text:p>
      <text:p text:style-name="P4"><text:s text:c="7"/><text:span text:style-name="T9">&lt;!-- display all existing notes in a tabular structure with Id, Title,Content,Status, Created Date and Action --&gt;</text:span></text:p>
      <text:p text:style-name="P2">&lt;/body&gt;</text:p>
      <text:p text:style-name="P7">&lt;/html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...</text:p>
      <text:p text:style-name="P11"/>
      <text:p text:style-name="P11"/>
      <text:p text:style-name="P11">..</text:p>
      <text:p text:style-name="P3">&lt;%@ page language="java" contentType="text/html; charset=UTF-8"</text:p>
      <text:p text:style-name="P4"><text:s text:c="3"/><text:span text:style-name="T9">pageEncoding="UTF-8" isELIgnored="false"%&gt;</text:span></text:p>
      <text:p text:style-name="P2">&lt;%@taglib uri="http://java.sun.com/jsp/jstl/core" prefix="c"%&gt;</text:p>
      <text:p text:style-name="P2">&lt;!DOCTYPE html PUBLIC "-//W3C//DTD HTML 4.01 Transitional//EN" "http://www.w3.org/TR/html4/loose.dtd"&gt;</text:p>
      <text:p text:style-name="P2">&lt;html&gt;</text:p>
      <text:p text:style-name="P2">&lt;head&gt;</text:p>
      <text:p text:style-name="P2">&lt;meta http-equiv="Content-Type" content="text/html; charset=UTF-8"&gt;</text:p>
      <text:p text:style-name="P2">&lt;title&gt;KeepNote&lt;/title&gt;</text:p>
      <text:p text:style-name="P2">&lt;style&gt;</text:p>
      <text:p text:style-name="P2">table, th, td {</text:p>
      <text:p text:style-name="P4"><text:s text:c="3"/><text:span text:style-name="T9">text-align: left;</text:span></text:p>
      <text:p text:style-name="P2">}</text:p>
      <text:p text:style-name="P2">&lt;/style&gt;</text:p>
      <text:p text:style-name="P2">&lt;/head&gt;</text:p>
      <text:p text:style-name="P2"><text:soft-page-break/>&lt;body&gt;</text:p>
      <text:p text:style-name="P4"><text:s text:c="3"/><text:span text:style-name="T9">&lt;!-- Create a form which will have text boxes for Note ID, title, content and status along with a Send</text:span></text:p>
      <text:p text:style-name="P4"><text:s text:c="7"/><text:span text:style-name="T9">button. Handle errors like empty fields --&gt;</text:span></text:p>
      <text:p text:style-name="P4"><text:s text:c="3"/><text:span text:style-name="T9">&lt;form action="saveNote"&gt;</text:span></text:p>
      <text:p text:style-name="P4"><text:s text:c="4"/><text:bookmark-start text:name="__DdeLink__92_345254060"/><text:s/><text:span text:style-name="T9">&lt;center&gt;</text:span></text:p>
      <text:p text:style-name="P4"><text:s text:c="5"/><text:span text:style-name="T9">&lt;table&gt;</text:span></text:p>
      <text:p text:style-name="P4"><text:s text:c="5"/><text:span text:style-name="T9">&lt;tr&gt;</text:span></text:p>
      <text:p text:style-name="P4"><text:s text:c="5"/><text:span text:style-name="T9">&lt;td&gt;</text:span></text:p>
      <text:p text:style-name="P4"><text:s text:c="5"/><text:span text:style-name="T9">&lt;label&gt;Note Id: &lt;/label&gt;&lt;/td&gt;</text:span></text:p>
      <text:p text:style-name="P4"><text:s text:c="5"/><text:span text:style-name="T9">&lt;td&gt;&lt;input type="Integer" name="noteId"&gt; &lt;/td&gt;</text:span></text:p>
      <text:p text:style-name="P4"><text:s text:c="5"/><text:span text:style-name="T9">&lt;/tr&gt;</text:span></text:p>
      <text:p text:style-name="P4"><text:s text:c="5"/><text:span text:style-name="T9">&lt;br&gt;</text:span></text:p>
      <text:p text:style-name="P4"><text:s text:c="5"/><text:span text:style-name="T9">&lt;br&gt;</text:span></text:p>
      <text:p text:style-name="P4"><text:s text:c="5"/><text:span text:style-name="T9">&lt;tr&gt;</text:span></text:p>
      <text:p text:style-name="P4"><text:s text:c="5"/><text:span text:style-name="T9">&lt;td&gt;&lt;label&gt;title: &lt;/label&gt;&lt;/td&gt;</text:span></text:p>
      <text:p text:style-name="P4"><text:s text:c="5"/><text:span text:style-name="T9">&lt;td&gt;&lt;input type="text" name="noteTitle"&gt;&lt;td&gt;</text:span></text:p>
      <text:p text:style-name="P4"><text:s text:c="5"/><text:span text:style-name="T9">&lt;/tr&gt;</text:span></text:p>
      <text:p text:style-name="P4"><text:s text:c="5"/><text:span text:style-name="T9">&lt;br&gt;</text:span></text:p>
      <text:p text:style-name="P4"><text:s text:c="5"/><text:span text:style-name="T9">&lt;br&gt;</text:span></text:p>
      <text:p text:style-name="P4"><text:s text:c="5"/><text:span text:style-name="T9">&lt;tr&gt;</text:span></text:p>
      <text:p text:style-name="P4"><text:s text:c="5"/><text:span text:style-name="T9">&lt;td&gt;</text:span></text:p>
      <text:p text:style-name="P4"><text:s text:c="5"/><text:span text:style-name="T9">&lt;label&gt;content: &lt;/label&gt;&lt;/td&gt;</text:span></text:p>
      <text:p text:style-name="P4"><text:s text:c="5"/><text:span text:style-name="T9">&lt;td&gt;&lt;input type="text" name="noteContent"&gt;&lt;/td&gt;&lt;/tr&gt;</text:span></text:p>
      <text:p text:style-name="P4"><text:s text:c="5"/><text:span text:style-name="T9">&lt;br&gt;</text:span></text:p>
      <text:p text:style-name="P4"><text:s text:c="5"/><text:span text:style-name="T9">&lt;br&gt;</text:span></text:p>
      <text:p text:style-name="P4"><text:s text:c="5"/><text:span text:style-name="T9">&lt;tr&gt;</text:span></text:p>
      <text:p text:style-name="P4"><text:s text:c="5"/><text:span text:style-name="T9">&lt;td&gt;</text:span></text:p>
      <text:p text:style-name="P4"><text:s text:c="5"/><text:span text:style-name="T9">&lt;label&gt;status: &lt;/label&gt;&lt;/td&gt;</text:span></text:p>
      <text:p text:style-name="P4"><text:s text:c="5"/><text:span text:style-name="T9">&lt;td&gt;&lt;input type="text" name="noteStatus"&gt;&lt;/td&gt;&lt;/tr&gt;</text:span></text:p>
      <text:p text:style-name="P4"><text:s text:c="5"/><text:span text:style-name="T9">&lt;br&gt;</text:span></text:p>
      <text:p text:style-name="P4"><text:s text:c="5"/><text:span text:style-name="T9">&lt;br&gt;</text:span></text:p>
      <text:p text:style-name="P4"><text:s text:c="5"/><text:span text:style-name="T9">&lt;tr&gt;&lt;td&gt;</text:span></text:p>
      <text:p text:style-name="P4"><text:s text:c="5"/><text:span text:style-name="T9">&lt;button type="submit"&gt;Submit&lt;/button&gt;&lt;/td&gt;&lt;/tr&gt;</text:span></text:p>
      <text:p text:style-name="P4"><text:s text:c="5"/><text:span text:style-name="T9">&lt;/table&gt;</text:span></text:p>
      <text:p text:style-name="P4"><text:s text:c="5"/><text:span text:style-name="T9">&lt;/center&gt;</text:span><text:bookmark-end text:name="__DdeLink__92_345254060"/></text:p>
      <text:p text:style-name="P4"><text:s text:c="3"/><text:span text:style-name="T9">&lt;/form&gt;</text:span></text:p>
      <text:p text:style-name="P4"><text:s text:c="3"/><text:span text:style-name="T9">&lt;center&gt;</text:span></text:p>
      <text:p text:style-name="P4"><text:s text:c="2"/><text:bookmark-start text:name="__DdeLink__90_345254060"/><text:s/><text:span text:style-name="T9">&lt;form action="deleteNote" method="get"&gt;</text:span></text:p>
      <text:p text:style-name="P4"><text:s text:c="6"/><text:span text:style-name="T9">&lt;p&gt;</text:span></text:p>
      <text:p text:style-name="P4"><text:s text:c="9"/><text:span text:style-name="T9">&lt;input type="text" name="noteId" /&gt; &lt;input type="submit"</text:span></text:p>
      <text:p text:style-name="P4"><text:s text:c="12"/><text:span text:style-name="T9">value="delete"&gt;</text:span></text:p>
      <text:p text:style-name="P4"><text:s text:c="6"/><text:span text:style-name="T9">&lt;/p&gt;</text:span></text:p>
      <text:p text:style-name="P4"><text:s text:c="3"/><text:span text:style-name="T9">&lt;/form&gt;</text:span><text:bookmark-end text:name="__DdeLink__90_345254060"/></text:p>
      <text:p text:style-name="P4"><text:s text:c="3"/><text:span text:style-name="T9">&lt;!-- display all existing notes in a tabular structure with Id, Title,Content,Status, Created Date and Action --&gt;</text:span></text:p>
      <text:p text:style-name="P4"><text:s text:c="3"/><text:span text:style-name="T9">&lt;h3&gt;Updated details&lt;/h3&gt;</text:span></text:p>
      <text:p text:style-name="P4"><text:s text:c="3"/><text:span text:style-name="T9">&lt;table class="table table-striped"&gt;</text:span></text:p>
      <text:p text:style-name="P4"><text:s text:c="6"/><text:bookmark-start text:name="__DdeLink__95_345254060"/><text:span text:style-name="T9">&lt;thead&gt;</text:span></text:p>
      <text:p text:style-name="P4"><text:s text:c="9"/><text:span text:style-name="T9">&lt;tr&gt;</text:span></text:p>
      <text:p text:style-name="P4"><text:s text:c="12"/><text:span text:style-name="T9">&lt;th&gt;#ID&lt;/th&gt;</text:span></text:p>
      <text:p text:style-name="P4"><text:s text:c="12"/><text:span text:style-name="T9">&lt;th&gt;Title&lt;/th&gt;</text:span></text:p>
      <text:p text:style-name="P4"><text:s text:c="12"/><text:span text:style-name="T9">&lt;th&gt;Content&lt;/th&gt;</text:span></text:p>
      <text:p text:style-name="P4"><text:s text:c="12"/><text:span text:style-name="T9">&lt;th&gt;Status&lt;/th&gt;</text:span></text:p>
      <text:p text:style-name="P4"><text:s text:c="12"/><text:span text:style-name="T9">&lt;th&gt;CreatedAt&lt;/th&gt;</text:span></text:p>
      <text:p text:style-name="P4"><text:s text:c="9"/><text:span text:style-name="T9">&lt;/tr&gt;</text:span></text:p>
      <text:p text:style-name="P4"><text:s text:c="6"/><text:span text:style-name="T9">&lt;/thead&gt;</text:span><text:bookmark-end text:name="__DdeLink__95_345254060"/></text:p>
      <text:p text:style-name="P4"><text:s text:c="9"/><text:span text:style-name="T9">&lt;tr&gt;</text:span></text:p>
      <text:p text:style-name="P4"><text:s text:c="9"/><text:span text:style-name="T9">&lt;c:forEach var="note" items="${notes}"&gt;</text:span></text:p>
      <text:p text:style-name="P4"><text:s text:c="12"/><text:span text:style-name="T9">&lt;td&gt;${note.getNoteId()}&lt;/td&gt;</text:span></text:p>
      <text:p text:style-name="P4"><text:soft-page-break/><text:s text:c="12"/><text:span text:style-name="T9">&lt;td&gt;${note.getNoteTitle()}&lt;/td&gt;</text:span></text:p>
      <text:p text:style-name="P4"><text:s text:c="12"/><text:span text:style-name="T9">&lt;td&gt;${note.getNoteContent()}&lt;/td&gt;</text:span></text:p>
      <text:p text:style-name="P4"><text:s text:c="12"/><text:span text:style-name="T9">&lt;td&gt;${note.getNoteStatus()}&lt;/td&gt;</text:span></text:p>
      <text:p text:style-name="P4"><text:s text:c="12"/><text:span text:style-name="T9">&lt;td&gt;${note.getCreatedAt()}&lt;/td&gt;</text:span></text:p>
      <text:p text:style-name="P4"><text:s text:c="7"/><text:span text:style-name="T9">&lt;/tr&gt;</text:span></text:p>
      <text:p text:style-name="P4"><text:s text:c="7"/><text:span text:style-name="T9">&lt;/c:forEach&gt;</text:span></text:p>
      <text:p text:style-name="P4"><text:s text:c="3"/><text:span text:style-name="T9">&lt;/table&gt;</text:span></text:p>
      <text:p text:style-name="P4"><text:s text:c="3"/><text:span text:style-name="T9">&lt;/center&gt;</text:span></text:p>
      <text:p text:style-name="P2">&lt;/body&gt;</text:p>
      <text:p text:style-name="P7">&lt;/html&gt;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Roboto Mono" svg:font-family="'Roboto Mono', monospace"/>
    <style:font-face style:name="SFMono-Regular" svg:font-family="SFMono-Regular, Consolas, 'Liberation Mono', Menlo, Courier, monospace"/>
    <style:font-face style:name="arial" svg:font-family="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59:27.245846358</meta:creation-date>
    <dc:date>2019-07-18T14:11:16.202313913</dc:date>
    <meta:editing-duration>PT20H45M18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6" meta:paragraph-count="231" meta:word-count="628" meta:character-count="6925" meta:non-whitespace-character-count="5577"/>
  </office:meta>
</office:document-meta>
</file>